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3000002C38A44D1CC0F7B208D.png" manifest:media-type="image/png"/>
  <manifest:file-entry manifest:full-path="Pictures/10000516000069F0000069F085EB9734B78BC209.svg" manifest:media-type="image/svg+xml"/>
  <manifest:file-entry manifest:full-path="Pictures/100004D6000069F0000069F064ADB17999ADCFC8.svg" manifest:media-type="image/svg+xml"/>
  <manifest:file-entry manifest:full-path="Pictures/10000201000002C3000002C311132BB86C3240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Go" svg:font-family="G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41cm" svg:stroke-color="#1c1c1c" draw:marker-start-width="0.411cm" draw:marker-end-width="0.411cm" draw:stroke-linejoin="miter" draw:fill-color="#ffffff" draw:textarea-horizontal-align="justify" draw:textarea-vertical-align="middle" draw:auto-grow-height="false" fo:min-height="1.748cm" fo:min-width="1.246cm" fo:padding-top="0.195cm" fo:padding-bottom="0.195cm" fo:padding-left="0.32cm" fo:padding-right="0.32cm"/>
    </style:style>
    <style:style style:name="gr2" style:family="graphic" style:parent-style-name="standard">
      <style:graphic-properties svg:stroke-width="0.141cm" svg:stroke-color="#1c1c1c" draw:marker-start-width="0.411cm" draw:marker-end-width="0.411cm" draw:stroke-linejoin="miter" draw:fill-color="#ffffff" draw:textarea-horizontal-align="justify" draw:textarea-vertical-align="middle" draw:auto-grow-height="false" fo:min-height="1.748cm" fo:min-width="1.171cm" fo:padding-top="0.195cm" fo:padding-bottom="0.195cm" fo:padding-left="0.32cm" fo:padding-right="0.32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762cm" fo:min-width="1.26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1cm" svg:stroke-color="#1c1c1c" draw:marker-start-width="0.321cm" draw:marker-end-width="0.321cm" draw:fill-color="#ffffff" draw:textarea-horizontal-align="justify" draw:textarea-vertical-align="middle" draw:auto-grow-height="false" fo:min-height="0.559cm" fo:min-width="0.31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3.058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Comfortaa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="none" draw:fill-color="#ffffff"/>
      <style:text-properties style:font-name="Comfortaa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Comfortaa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a1c057" style:font-name="Comfortaa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86cm" svg:height="2.138cm" svg:x="3.811cm" svg:y="4.5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811cm" svg:height="2.138cm" svg:x="3.66cm" svg:y="4.8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61cm" svg:height="2.012cm" svg:x="3.486cm" svg:y="5.075cm">
          <text:p/>
          <draw:enhanced-geometry svg:viewBox="0 0 21600 21600" draw:type="rectangle" draw:enhanced-path="M 0 0 L 21600 0 21600 21600 0 21600 0 0 Z N"/>
        </draw:custom-shape>
        <draw:frame draw:name="code_line.svg" draw:style-name="gr4" draw:text-style-name="P2" draw:layer="layout" svg:width="2.389cm" svg:height="2.389cm" svg:x="3.206cm" svg:y="4.821cm">
          <draw:image xlink:href="Pictures/100004D6000069F0000069F064ADB17999ADCFC8.svg" xlink:type="simple" xlink:show="embed" xlink:actuate="onLoad">
            <text:p/>
          </draw:image>
          <draw:image xlink:href="Pictures/10000201000002C3000002C311132BB86C324044.png" xlink:type="simple" xlink:show="embed" xlink:actuate="onLoad"/>
          <svg:title>code_line icon</svg:title>
          <svg:desc>code_line icon from the IconExperience.com O-Collection. Copyright by INCORS GmbH (www.incors.com).</svg:desc>
        </draw:frame>
        <draw:custom-shape draw:style-name="gr5" draw:text-style-name="P1" draw:layer="layout" svg:width="1.258cm" svg:height="1.257cm" svg:x="4.564cm" svg:y="6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injection.svg" draw:style-name="gr4" draw:text-style-name="P2" draw:layer="layout" svg:width="0.981cm" svg:height="0.982cm" svg:x="4.715cm" svg:y="6.472cm">
          <draw:image xlink:href="Pictures/10000516000069F0000069F085EB9734B78BC209.svg" xlink:type="simple" xlink:show="embed" xlink:actuate="onLoad">
            <text:p/>
          </draw:image>
          <draw:image xlink:href="Pictures/10000201000002C3000002C38A44D1CC0F7B208D.png" xlink:type="simple" xlink:show="embed" xlink:actuate="onLoad"/>
          <svg:title>injection icon</svg:title>
          <svg:desc>injection icon from the IconExperience.com O-Collection. Copyright by INCORS GmbH (www.incors.com).</svg:desc>
        </draw:frame>
        <draw:frame draw:style-name="gr6" draw:text-style-name="P4" draw:layer="layout" svg:width="5.588cm" svg:height="3.308cm" svg:x="6.08cm" svg:y="4.429cm">
          <draw:text-box>
            <text:p text:style-name="P3"><text:span text:style-name="T1">Source</text:span></text:p>
            <text:p text:style-name="P3"><text:span text:style-name="T2">Injecto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" svg:font-family="Comfortaa" style:font-pitch="variable"/>
    <style:font-face style:name="Go" svg:font-family="G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06:56:14.746561353</meta:creation-date>
    <dc:date>2018-05-12T07:12:21.651781466</dc:date>
    <meta:editing-duration>PT28S</meta:editing-duration>
    <meta:editing-cycles>1</meta:editing-cycles>
    <meta:document-statistic meta:object-count="7"/>
    <meta:generator>LibreOffice/6.0.3.2$Linux_X86_64 LibreOffice_project/00m0$Build-2</meta:generator>
  </office:meta>
</office:document-meta>
</file>